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40">
      <style:table-cell-properties fo:border-bottom="2.49pt solid #000000" fo:background-color="#cccccc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e0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fo:background-color="#ff99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06666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76" table:number-rows-spanned="1">
            <text:p>Off-Site Corporate</text:p>
          </table:table-cell>
          <table:covered-table-cell table:number-columns-repeated="74" table:style-name="ce5"/>
          <table:covered-table-cell table:style-name="ce28"/>
          <table:table-cell table:style-name="ce29"/>
          <table:table-cell table:style-name="ce31" office:value-type="string" calcext:value-type="string" table:number-columns-spanned="30" table:number-rows-spanned="1">
            <text:p>Off-Site Corporate</text:p>
          </table:table-cell>
          <table:covered-table-cell table:number-columns-repeated="28" table:style-name="ce5"/>
          <table:covered-table-cell table:style-name="ce28"/>
          <table:table-cell table:style-name="ce34"/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2"/>
          <table:table-cell table:style-name="ce6" office:value-type="string" calcext:value-type="string" table:number-columns-spanned="15" table:number-rows-spanned="1">
            <text:p>Monday</text:p>
          </table:table-cell>
          <table:covered-table-cell table:number-columns-repeated="14" table:style-name="ce10"/>
          <table:table-cell table:style-name="ce24" office:value-type="string" calcext:value-type="string" table:number-columns-spanned="15" table:number-rows-spanned="1">
            <text:p>Tuesday</text:p>
          </table:table-cell>
          <table:covered-table-cell table:number-columns-repeated="14" table:style-name="ce10"/>
          <table:table-cell table:style-name="ce6" office:value-type="string" calcext:value-type="string" table:number-columns-spanned="15" table:number-rows-spanned="1">
            <text:p>Wednesday</text:p>
          </table:table-cell>
          <table:covered-table-cell table:number-columns-repeated="14" table:style-name="ce10"/>
          <table:table-cell table:style-name="ce24" office:value-type="string" calcext:value-type="string" table:number-columns-spanned="15" table:number-rows-spanned="1">
            <text:p>Thursday</text:p>
          </table:table-cell>
          <table:covered-table-cell table:number-columns-repeated="14" table:style-name="ce10"/>
          <table:table-cell table:style-name="ce6" office:value-type="string" calcext:value-type="string" table:number-columns-spanned="15" table:number-rows-spanned="1">
            <text:p>Friday</text:p>
          </table:table-cell>
          <table:covered-table-cell table:number-columns-repeated="14" table:style-name="ce10"/>
          <table:table-cell table:style-name="ce30"/>
          <table:table-cell table:style-name="ce24" office:value-type="string" calcext:value-type="string" table:number-columns-spanned="15" table:number-rows-spanned="1">
            <text:p>Saturday</text:p>
          </table:table-cell>
          <table:covered-table-cell table:number-columns-repeated="14" table:style-name="ce10"/>
          <table:table-cell table:style-name="ce6" office:value-type="string" calcext:value-type="string" table:number-columns-spanned="15" table:number-rows-spanned="1">
            <text:p>Sunday</text:p>
          </table:table-cell>
          <table:covered-table-cell table:number-columns-repeated="14" table:style-name="ce10"/>
          <table:table-cell table:style-name="ce22"/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06H00M00S" calcext:value-type="time">
            <text:p>06:00</text:p>
          </table:table-cell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8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8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8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8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8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3"/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2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7" office:value-type="string" calcext:value-type="string">
            <text:p>USA</text:p>
          </table:table-cell>
          <table:table-cell table:style-name="ce11" office:value-type="string" calcext:value-type="string">
            <text:p>UK</text:p>
          </table:table-cell>
          <table:table-cell table:style-name="ce12" office:value-type="string" calcext:value-type="string">
            <text:p>Canada</text:p>
          </table:table-cell>
          <table:table-cell table:style-name="ce13" office:value-type="string" calcext:value-type="string">
            <text:p>Australia</text:p>
          </table:table-cell>
          <table:table-cell table:style-name="ce16" office:value-type="string" calcext:value-type="string">
            <text:p>Woll.</text:p>
          </table:table-cell>
          <table:table-cell table:style-name="ce17" office:value-type="string" calcext:value-type="string">
            <text:p>Sydney</text:p>
          </table:table-cell>
          <table:table-cell table:style-name="ce18" office:value-type="string" calcext:value-type="string">
            <text:p>Zoom 2</text:p>
          </table:table-cell>
          <table:table-cell table:style-name="ce18" office:value-type="string" calcext:value-type="string">
            <text:p>Zoom 3</text:p>
          </table:table-cell>
          <table:table-cell table:style-name="ce18" office:value-type="string" calcext:value-type="string">
            <text:p>Zoom 4</text:p>
          </table:table-cell>
          <table:table-cell table:style-name="ce18" office:value-type="string" calcext:value-type="string">
            <text:p>Zoom 5</text:p>
          </table:table-cell>
          <table:table-cell table:style-name="ce12" office:value-type="string" calcext:value-type="string">
            <text:p>Zoom 6</text:p>
          </table:table-cell>
          <table:table-cell table:style-name="ce18" office:value-type="string" calcext:value-type="string">
            <text:p>Zoom 7</text:p>
          </table:table-cell>
          <table:table-cell table:style-name="ce18" office:value-type="string" calcext:value-type="string">
            <text:p>Zoom 8</text:p>
          </table:table-cell>
          <table:table-cell table:style-name="ce18" office:value-type="string" calcext:value-type="string">
            <text:p>Zoom 9</text:p>
          </table:table-cell>
          <table:table-cell table:style-name="ce21" office:value-type="string" calcext:value-type="string">
            <text:p>Zoom 10</text:p>
          </table:table-cell>
          <table:table-cell table:style-name="ce3"/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06H30M00S" calcext:value-type="time">
            <text:p>06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06H30M00S" calcext:value-type="time">
            <text:p>06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06H30M00S" calcext:value-type="time">
            <text:p>06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07H00M00S" calcext:value-type="time">
            <text:p>07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07H00M00S" calcext:value-type="time">
            <text:p>07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07H00M00S" calcext:value-type="time">
            <text:p>07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4" office:value-type="time" office:time-value="PT07H30M00S" calcext:value-type="time">
            <text:p>07:30</text:p>
          </table:table-cell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4" office:value-type="time" office:time-value="PT07H30M00S" calcext:value-type="time">
            <text:p>07:30</text:p>
          </table:table-cell>
          <table:table-cell table:style-name="ce9" table:number-columns-repeated="14"/>
          <table:table-cell table:style-name="ce23"/>
          <table:table-cell table:style-name="ce9" table:number-columns-repeated="15"/>
          <table:table-cell table:style-name="ce4" office:value-type="time" office:time-value="PT07H30M00S" calcext:value-type="time">
            <text:p>07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08H00M00S" calcext:value-type="time">
            <text:p>08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08H00M00S" calcext:value-type="time">
            <text:p>08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08H00M00S" calcext:value-type="time">
            <text:p>08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08H30M00S" calcext:value-type="time">
            <text:p>08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08H30M00S" calcext:value-type="time">
            <text:p>08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08H30M00S" calcext:value-type="time">
            <text:p>08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09H00M00S" calcext:value-type="time">
            <text:p>09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09H00M00S" calcext:value-type="time">
            <text:p>09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09H00M00S" calcext:value-type="time">
            <text:p>09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4" office:value-type="time" office:time-value="PT09H30M00S" calcext:value-type="time">
            <text:p>09:30</text:p>
          </table:table-cell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4" office:value-type="time" office:time-value="PT09H30M00S" calcext:value-type="time">
            <text:p>09:30</text:p>
          </table:table-cell>
          <table:table-cell table:style-name="ce9" table:number-columns-repeated="14"/>
          <table:table-cell table:style-name="ce23"/>
          <table:table-cell table:style-name="ce9" table:number-columns-repeated="15"/>
          <table:table-cell table:style-name="ce4" office:value-type="time" office:time-value="PT09H30M00S" calcext:value-type="time">
            <text:p>09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0H00M00S" calcext:value-type="time">
            <text:p>10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0H00M00S" calcext:value-type="time">
            <text:p>10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0H00M00S" calcext:value-type="time">
            <text:p>10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0H30M00S" calcext:value-type="time">
            <text:p>10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0H30M00S" calcext:value-type="time">
            <text:p>10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0H30M00S" calcext:value-type="time">
            <text:p>10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1H00M00S" calcext:value-type="time">
            <text:p>11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1H00M00S" calcext:value-type="time">
            <text:p>11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1H00M00S" calcext:value-type="time">
            <text:p>11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4" office:value-type="time" office:time-value="PT11H30M00S" calcext:value-type="time">
            <text:p>11:30</text:p>
          </table:table-cell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4" office:value-type="time" office:time-value="PT11H30M00S" calcext:value-type="time">
            <text:p>11:30</text:p>
          </table:table-cell>
          <table:table-cell table:style-name="ce9" table:number-columns-repeated="14"/>
          <table:table-cell table:style-name="ce23"/>
          <table:table-cell table:style-name="ce9" table:number-columns-repeated="15"/>
          <table:table-cell table:style-name="ce4" office:value-type="time" office:time-value="PT11H30M00S" calcext:value-type="time">
            <text:p>11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2H00M00S" calcext:value-type="time">
            <text:p>12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2H00M00S" calcext:value-type="time">
            <text:p>12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2H00M00S" calcext:value-type="time">
            <text:p>12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2H30M00S" calcext:value-type="time">
            <text:p>12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2H30M00S" calcext:value-type="time">
            <text:p>12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2H30M00S" calcext:value-type="time">
            <text:p>12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3H00M00S" calcext:value-type="time">
            <text:p>13:00</text:p>
          </table:table-cell>
          <table:table-cell table:style-name="ce8" table:number-columns-repeated="6"/>
          <table:table-cell table:style-name="ce19" office:value-type="string" calcext:value-type="string">
            <text:p>Chris</text:p>
          </table:table-cell>
          <table:table-cell table:style-name="ce8" table:number-columns-repeated="7"/>
          <table:table-cell table:style-name="ce22"/>
          <table:table-cell table:style-name="ce8" table:number-columns-repeated="6"/>
          <table:table-cell table:style-name="ce19" office:value-type="string" calcext:value-type="string">
            <text:p>Chris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25"/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25" office:value-type="string" calcext:value-type="string">
            <text:p>Mathew</text:p>
          </table:table-cell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3" office:value-type="time" office:time-value="PT13H00M00S" calcext:value-type="time">
            <text:p>13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3H00M00S" calcext:value-type="time">
            <text:p>13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4" office:value-type="time" office:time-value="PT13H30M00S" calcext:value-type="time">
            <text:p>13:30</text:p>
          </table:table-cell>
          <table:table-cell table:style-name="ce9" table:number-columns-repeated="6"/>
          <table:table-cell table:style-name="ce20" office:value-type="string" calcext:value-type="string">
            <text:p>Chris</text:p>
          </table:table-cell>
          <table:table-cell table:style-name="ce9" table:number-columns-repeated="7"/>
          <table:table-cell table:style-name="ce23"/>
          <table:table-cell table:style-name="ce9" table:number-columns-repeated="6"/>
          <table:table-cell table:style-name="ce20" office:value-type="string" calcext:value-type="string">
            <text:p>Chris</text:p>
          </table:table-cell>
          <table:table-cell table:style-name="ce9" table:number-columns-repeated="7"/>
          <table:table-cell table:style-name="ce23"/>
          <table:table-cell table:style-name="ce9" table:number-columns-repeated="3"/>
          <table:table-cell table:style-name="ce15" office:value-type="string" calcext:value-type="string">
            <text:p>Sean</text:p>
          </table:table-cell>
          <table:table-cell table:style-name="ce9" table:number-columns-repeated="2"/>
          <table:table-cell table:style-name="ce20" office:value-type="string" calcext:value-type="string">
            <text:p>Barbara</text:p>
          </table:table-cell>
          <table:table-cell table:style-name="ce9" table:number-columns-repeated="7"/>
          <table:table-cell table:style-name="ce23"/>
          <table:table-cell table:style-name="ce9" table:number-columns-repeated="3"/>
          <table:table-cell table:style-name="ce26"/>
          <table:table-cell table:style-name="ce9" table:number-columns-repeated="2"/>
          <table:table-cell table:style-name="ce20" office:value-type="string" calcext:value-type="string">
            <text:p>Barbara</text:p>
          </table:table-cell>
          <table:table-cell table:style-name="ce9" table:number-columns-repeated="7"/>
          <table:table-cell table:style-name="ce23"/>
          <table:table-cell table:style-name="ce9" table:number-columns-repeated="3"/>
          <table:table-cell table:style-name="ce26" office:value-type="string" calcext:value-type="string">
            <text:p>Mathew</text:p>
          </table:table-cell>
          <table:table-cell table:style-name="ce9" table:number-columns-repeated="2"/>
          <table:table-cell table:style-name="ce20" office:value-type="string" calcext:value-type="string">
            <text:p>Barbara</text:p>
          </table:table-cell>
          <table:table-cell table:style-name="ce9" table:number-columns-repeated="7"/>
          <table:table-cell table:style-name="ce23"/>
          <table:table-cell table:style-name="ce4" office:value-type="time" office:time-value="PT13H30M00S" calcext:value-type="time">
            <text:p>13:30</text:p>
          </table:table-cell>
          <table:table-cell table:style-name="ce9" table:number-columns-repeated="14"/>
          <table:table-cell table:style-name="ce23"/>
          <table:table-cell table:style-name="ce9" table:number-columns-repeated="15"/>
          <table:table-cell table:style-name="ce4" office:value-type="time" office:time-value="PT13H30M00S" calcext:value-type="time">
            <text:p>13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4H00M00S" calcext:value-type="time">
            <text:p>14:00</text:p>
          </table:table-cell>
          <table:table-cell table:style-name="ce8" table:number-columns-repeated="6"/>
          <table:table-cell table:style-name="ce19" office:value-type="string" calcext:value-type="string">
            <text:p>Chris</text:p>
          </table:table-cell>
          <table:table-cell table:style-name="ce8" table:number-columns-repeated="7"/>
          <table:table-cell table:style-name="ce22"/>
          <table:table-cell table:style-name="ce8" table:number-columns-repeated="6"/>
          <table:table-cell table:style-name="ce19" office:value-type="string" calcext:value-type="string">
            <text:p>Chris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25"/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25" office:value-type="string" calcext:value-type="string">
            <text:p>Mathew</text:p>
          </table:table-cell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3" office:value-type="time" office:time-value="PT14H00M00S" calcext:value-type="time">
            <text:p>14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4H00M00S" calcext:value-type="time">
            <text:p>14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4H30M00S" calcext:value-type="time">
            <text:p>14:30</text:p>
          </table:table-cell>
          <table:table-cell table:style-name="ce8" table:number-columns-repeated="6"/>
          <table:table-cell table:style-name="ce19" office:value-type="string" calcext:value-type="string">
            <text:p>Chris</text:p>
          </table:table-cell>
          <table:table-cell table:style-name="ce8" table:number-columns-repeated="7"/>
          <table:table-cell table:style-name="ce22"/>
          <table:table-cell table:style-name="ce8" table:number-columns-repeated="6"/>
          <table:table-cell table:style-name="ce19" office:value-type="string" calcext:value-type="string">
            <text:p>Chris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25"/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8" table:number-columns-repeated="3"/>
          <table:table-cell table:style-name="ce25" office:value-type="string" calcext:value-type="string">
            <text:p>Mathew</text:p>
          </table:table-cell>
          <table:table-cell table:style-name="ce8" table:number-columns-repeated="2"/>
          <table:table-cell table:style-name="ce19" office:value-type="string" calcext:value-type="string">
            <text:p>Barbara</text:p>
          </table:table-cell>
          <table:table-cell table:style-name="ce8" table:number-columns-repeated="7"/>
          <table:table-cell table:style-name="ce22"/>
          <table:table-cell table:style-name="ce3" office:value-type="time" office:time-value="PT14H30M00S" calcext:value-type="time">
            <text:p>14:30</text:p>
          </table:table-cell>
          <table:table-cell table:style-name="ce27"/>
          <table:table-cell table:style-name="ce8" table:number-columns-repeated="13"/>
          <table:table-cell table:style-name="ce22"/>
          <table:table-cell table:style-name="ce8" table:number-columns-repeated="15"/>
          <table:table-cell table:style-name="ce3" office:value-type="time" office:time-value="PT14H30M00S" calcext:value-type="time">
            <text:p>14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5H00M00S" calcext:value-type="time">
            <text:p>15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6"/>
          <table:table-cell table:style-name="ce27" table:number-columns-repeated="3"/>
          <table:table-cell table:style-name="ce8" table:number-columns-repeated="4"/>
          <table:table-cell table:style-name="ce27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5H00M00S" calcext:value-type="time">
            <text:p>15:00</text:p>
          </table:table-cell>
          <table:table-cell table:style-name="ce27"/>
          <table:table-cell table:style-name="ce8" table:number-columns-repeated="10"/>
          <table:table-cell table:style-name="ce32" office:value-type="string" calcext:value-type="string">
            <text:p>Robert H</text:p>
          </table:table-cell>
          <table:table-cell table:style-name="ce8" table:number-columns-repeated="2"/>
          <table:table-cell table:style-name="ce22"/>
          <table:table-cell table:style-name="ce8" table:number-columns-repeated="2"/>
          <table:table-cell table:style-name="ce27"/>
          <table:table-cell table:style-name="ce8" table:number-columns-repeated="8"/>
          <table:table-cell table:style-name="ce32" office:value-type="string" calcext:value-type="string">
            <text:p>Robert H</text:p>
          </table:table-cell>
          <table:table-cell table:style-name="ce8" table:number-columns-repeated="3"/>
          <table:table-cell table:style-name="ce3" office:value-type="time" office:time-value="PT15H00M00S" calcext:value-type="time">
            <text:p>15:00</text:p>
          </table:table-cell>
          <table:table-cell table:style-name="ce36" table:number-columns-repeated="2"/>
          <table:table-cell table:number-columns-repeated="914"/>
        </table:table-row>
        <table:table-row table:style-name="ro1">
          <table:table-cell table:style-name="ce4" office:value-type="time" office:time-value="PT15H30M00S" calcext:value-type="time">
            <text:p>15:30</text:p>
          </table:table-cell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4" office:value-type="time" office:time-value="PT15H30M00S" calcext:value-type="time">
            <text:p>15:30</text:p>
          </table:table-cell>
          <table:table-cell table:style-name="ce9" table:number-columns-repeated="11"/>
          <table:table-cell table:style-name="ce33" office:value-type="string" calcext:value-type="string">
            <text:p>Robert H</text:p>
          </table:table-cell>
          <table:table-cell table:style-name="ce9" table:number-columns-repeated="2"/>
          <table:table-cell table:style-name="ce23"/>
          <table:table-cell table:style-name="ce9" table:number-columns-repeated="11"/>
          <table:table-cell table:style-name="ce33" office:value-type="string" calcext:value-type="string">
            <text:p>Robert H</text:p>
          </table:table-cell>
          <table:table-cell table:style-name="ce9" table:number-columns-repeated="3"/>
          <table:table-cell table:style-name="ce4" office:value-type="time" office:time-value="PT15H30M00S" calcext:value-type="time">
            <text:p>15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6H00M00S" calcext:value-type="time">
            <text:p>16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6H00M00S" calcext:value-type="time">
            <text:p>16:00</text:p>
          </table:table-cell>
          <table:table-cell table:style-name="ce8" table:number-columns-repeated="11"/>
          <table:table-cell table:style-name="ce32" office:value-type="string" calcext:value-type="string">
            <text:p>Robert H</text:p>
          </table:table-cell>
          <table:table-cell table:style-name="ce8" table:number-columns-repeated="2"/>
          <table:table-cell table:style-name="ce22"/>
          <table:table-cell table:style-name="ce8" table:number-columns-repeated="11"/>
          <table:table-cell table:style-name="ce32" office:value-type="string" calcext:value-type="string">
            <text:p>Robert H</text:p>
          </table:table-cell>
          <table:table-cell table:style-name="ce8" table:number-columns-repeated="3"/>
          <table:table-cell table:style-name="ce3" office:value-type="time" office:time-value="PT16H00M00S" calcext:value-type="time">
            <text:p>16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6H30M00S" calcext:value-type="time">
            <text:p>16:30</text:p>
          </table:table-cell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14" office:value-type="string" calcext:value-type="string">
            <text:p>Robert B</text:p>
          </table:table-cell>
          <table:table-cell table:style-name="ce8" table:number-columns-repeated="9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14" office:value-type="string" calcext:value-type="string">
            <text:p>Robert B</text:p>
          </table:table-cell>
          <table:table-cell table:style-name="ce8" table:number-columns-repeated="9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6H30M00S" calcext:value-type="time">
            <text:p>16:30</text:p>
          </table:table-cell>
          <table:table-cell table:style-name="ce8" table:number-columns-repeated="11"/>
          <table:table-cell table:style-name="ce32" office:value-type="string" calcext:value-type="string">
            <text:p>Robert H</text:p>
          </table:table-cell>
          <table:table-cell table:style-name="ce8" table:number-columns-repeated="2"/>
          <table:table-cell table:style-name="ce22"/>
          <table:table-cell table:style-name="ce8" table:number-columns-repeated="11"/>
          <table:table-cell table:style-name="ce32" office:value-type="string" calcext:value-type="string">
            <text:p>Robert H</text:p>
          </table:table-cell>
          <table:table-cell table:style-name="ce8" table:number-columns-repeated="3"/>
          <table:table-cell table:style-name="ce3" office:value-type="time" office:time-value="PT16H30M00S" calcext:value-type="time">
            <text:p>16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7H00M00S" calcext:value-type="time">
            <text:p>17:00</text:p>
          </table:table-cell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14" office:value-type="string" calcext:value-type="string">
            <text:p>Robert B</text:p>
          </table:table-cell>
          <table:table-cell table:style-name="ce8" table:number-columns-repeated="9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14" office:value-type="string" calcext:value-type="string">
            <text:p>Robert B</text:p>
          </table:table-cell>
          <table:table-cell table:style-name="ce8" table:number-columns-repeated="9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7H00M00S" calcext:value-type="time">
            <text:p>17:00</text:p>
          </table:table-cell>
          <table:table-cell table:style-name="ce8" table:number-columns-repeated="11"/>
          <table:table-cell table:style-name="ce32" office:value-type="string" calcext:value-type="string">
            <text:p>Robert H</text:p>
          </table:table-cell>
          <table:table-cell table:style-name="ce8" table:number-columns-repeated="2"/>
          <table:table-cell table:style-name="ce22"/>
          <table:table-cell table:style-name="ce8" table:number-columns-repeated="11"/>
          <table:table-cell table:style-name="ce32" office:value-type="string" calcext:value-type="string">
            <text:p>Robert H</text:p>
          </table:table-cell>
          <table:table-cell table:style-name="ce8" table:number-columns-repeated="3"/>
          <table:table-cell table:style-name="ce3" office:value-type="time" office:time-value="PT17H00M00S" calcext:value-type="time">
            <text:p>17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4" office:value-type="time" office:time-value="PT17H30M00S" calcext:value-type="time">
            <text:p>17:30</text:p>
          </table:table-cell>
          <table:table-cell table:style-name="ce9" table:number-columns-repeated="3"/>
          <table:table-cell table:style-name="ce15" office:value-type="string" calcext:value-type="string">
            <text:p>Sean</text:p>
          </table:table-cell>
          <table:table-cell table:style-name="ce15" office:value-type="string" calcext:value-type="string">
            <text:p>Robert B</text:p>
          </table:table-cell>
          <table:table-cell table:style-name="ce9" table:number-columns-repeated="9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3"/>
          <table:table-cell table:style-name="ce15" office:value-type="string" calcext:value-type="string">
            <text:p>Sean</text:p>
          </table:table-cell>
          <table:table-cell table:style-name="ce15" office:value-type="string" calcext:value-type="string">
            <text:p>Robert B</text:p>
          </table:table-cell>
          <table:table-cell table:style-name="ce9" table:number-columns-repeated="9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4" office:value-type="time" office:time-value="PT17H30M00S" calcext:value-type="time">
            <text:p>17:30</text:p>
          </table:table-cell>
          <table:table-cell table:style-name="ce9" table:number-columns-repeated="11"/>
          <table:table-cell table:style-name="ce33" office:value-type="string" calcext:value-type="string">
            <text:p>Robert H</text:p>
          </table:table-cell>
          <table:table-cell table:style-name="ce9" table:number-columns-repeated="2"/>
          <table:table-cell table:style-name="ce23"/>
          <table:table-cell table:style-name="ce9" table:number-columns-repeated="11"/>
          <table:table-cell table:style-name="ce33" office:value-type="string" calcext:value-type="string">
            <text:p>Robert H</text:p>
          </table:table-cell>
          <table:table-cell table:style-name="ce9" table:number-columns-repeated="3"/>
          <table:table-cell table:style-name="ce4" office:value-type="time" office:time-value="PT17H30M00S" calcext:value-type="time">
            <text:p>17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8H00M00S" calcext:value-type="time">
            <text:p>18:00</text:p>
          </table:table-cell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14" office:value-type="string" calcext:value-type="string">
            <text:p>Robert B</text:p>
          </table:table-cell>
          <table:table-cell table:style-name="ce8" table:number-columns-repeated="9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3"/>
          <table:table-cell table:style-name="ce14" office:value-type="string" calcext:value-type="string">
            <text:p>Sean</text:p>
          </table:table-cell>
          <table:table-cell table:style-name="ce14" office:value-type="string" calcext:value-type="string">
            <text:p>Robert B</text:p>
          </table:table-cell>
          <table:table-cell table:style-name="ce8" table:number-columns-repeated="9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8H00M00S" calcext:value-type="time">
            <text:p>18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8H00M00S" calcext:value-type="time">
            <text:p>18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8H30M00S" calcext:value-type="time">
            <text:p>18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8H30M00S" calcext:value-type="time">
            <text:p>18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8H30M00S" calcext:value-type="time">
            <text:p>18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19H00M00S" calcext:value-type="time">
            <text:p>19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19H00M00S" calcext:value-type="time">
            <text:p>19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19H00M00S" calcext:value-type="time">
            <text:p>19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4" office:value-type="time" office:time-value="PT19H30M00S" calcext:value-type="time">
            <text:p>19:30</text:p>
          </table:table-cell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9" table:number-columns-repeated="14"/>
          <table:table-cell table:style-name="ce23"/>
          <table:table-cell table:style-name="ce4" office:value-type="time" office:time-value="PT19H30M00S" calcext:value-type="time">
            <text:p>19:30</text:p>
          </table:table-cell>
          <table:table-cell table:style-name="ce9" table:number-columns-repeated="14"/>
          <table:table-cell table:style-name="ce23"/>
          <table:table-cell table:style-name="ce9" table:number-columns-repeated="15"/>
          <table:table-cell table:style-name="ce4" office:value-type="time" office:time-value="PT19H30M00S" calcext:value-type="time">
            <text:p>19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20H00M00S" calcext:value-type="time">
            <text:p>20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20H00M00S" calcext:value-type="time">
            <text:p>20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20H00M00S" calcext:value-type="time">
            <text:p>20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20H30M00S" calcext:value-type="time">
            <text:p>20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20H30M00S" calcext:value-type="time">
            <text:p>20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20H30M00S" calcext:value-type="time">
            <text:p>20:3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21H00M00S" calcext:value-type="time">
            <text:p>21:0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21H00M00S" calcext:value-type="time">
            <text:p>21:0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21H00M00S" calcext:value-type="time">
            <text:p>21:00</text:p>
          </table:table-cell>
          <table:table-cell table:style-name="ce35" table:number-columns-repeated="2"/>
          <table:table-cell table:number-columns-repeated="914"/>
        </table:table-row>
        <table:table-row table:style-name="ro1">
          <table:table-cell table:style-name="ce3" office:value-type="time" office:time-value="PT21H30M00S" calcext:value-type="time">
            <text:p>21:30</text:p>
          </table:table-cell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8" table:number-columns-repeated="14"/>
          <table:table-cell table:style-name="ce22"/>
          <table:table-cell table:style-name="ce3" office:value-type="time" office:time-value="PT21H30M00S" calcext:value-type="time">
            <text:p>21:30</text:p>
          </table:table-cell>
          <table:table-cell table:style-name="ce8" table:number-columns-repeated="14"/>
          <table:table-cell table:style-name="ce22"/>
          <table:table-cell table:style-name="ce8" table:number-columns-repeated="15"/>
          <table:table-cell table:style-name="ce3" office:value-type="time" office:time-value="PT21H30M00S" calcext:value-type="time">
            <text:p>21:30</text:p>
          </table:table-cell>
          <table:table-cell table:style-name="ce35" table:number-columns-repeated="2"/>
          <table:table-cell table:number-columns-repeated="9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Dev/6.0.5.2$Linux_X86_64 LibreOffice_project/</meta:generator>
  </office:meta>
</office:document-meta>
</file>